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paragraph-properties fo:text-align="start" style:justify-single-word="false"/>
      <style:text-properties fo:font-size="6pt" officeooo:paragraph-rsid="002163b4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2b869" style:text-blinking="false" fo:background-color="transparen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/>
    </style:style>
    <style:style style:name="P4" style:family="paragraph" style:parent-style-name="Footnote">
      <style:paragraph-properties fo:text-align="justify" style:justify-single-word="false"/>
      <style:text-properties fo:font-variant="normal" fo:text-transform="none" style:text-position="0% 100%" fo:font-size="6pt" fo:font-style="normal" style:text-underline-style="none" fo:font-weight="normal" officeooo:paragraph-rsid="00204c20" style:font-size-asian="6pt" style:font-size-complex="6pt"/>
    </style:style>
    <style:style style:name="P5" style:family="paragraph" style:parent-style-name="Footnote">
      <style:text-properties fo:font-size="6pt" officeooo:paragraph-rsid="002cf823" style:font-size-asian="6pt" style:font-size-complex="6pt"/>
    </style:style>
    <style:style style:name="P6" style:family="paragraph" style:parent-style-name="Footnote">
      <style:paragraph-properties fo:margin-left="0cm" fo:margin-right="0cm" fo:text-indent="0cm" style:auto-text-indent="false"/>
      <style:text-properties fo:font-size="6pt" officeooo:paragraph-rsid="002cf823" style:font-size-asian="6pt" style:font-size-complex="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f9ff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size="11pt" officeooo:paragraph-rsid="0032b869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3dc5f" style:text-blinking="false" fo:background-color="transparent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T1" style:family="text">
      <style:text-properties fo:font-variant="normal" fo:text-transform="none" style:text-position="0% 100%" fo:font-style="normal" style:text-underline-style="none" fo:font-weight="normal"/>
    </style:style>
    <style:style style:name="T2" style:family="text">
      <style:text-properties fo:font-variant="normal" fo:text-transform="none" style:text-position="0% 100%" fo:font-style="italic" style:text-underline-style="none" fo:font-weight="normal" style:font-style-asian="italic" style:font-style-complex="italic"/>
    </style:style>
    <style:style style:name="T3" style:family="text">
      <style:text-properties fo:font-variant="normal" fo:text-transform="none" style:text-position="0% 100%" fo:font-style="italic" style:text-underline-style="none" fo:font-weight="normal" officeooo:rsid="002163b4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1b0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b86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10" style:family="text">
      <style:text-properties officeooo:rsid="00282542"/>
    </style:style>
    <style:style style:name="T11" style:family="text">
      <style:text-properties fo:font-weight="normal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officeooo:rsid="0031c459" style:font-size-asian="6pt" style:font-size-complex="6pt"/>
    </style:style>
    <style:style style:name="T14" style:family="text">
      <style:text-properties officeooo:rsid="0031c459"/>
    </style:style>
    <style:style style:name="T15" style:family="text">
      <style:text-properties officeooo:rsid="0032b869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31c459" style:font-size-asian="10pt" style:font-size-complex="10pt"/>
    </style:style>
    <style:style style:name="T18" style:family="text">
      <style:text-properties officeooo:rsid="0033dc5f"/>
    </style:style>
    <style:style style:name="T19" style:family="text">
      <style:text-properties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docs-internal-guid-d9563954-3bf5-1e43-32ee-80ea9bca29fb"/>Fundamentação SHA-3 baixo consumo</text:p>
      <text:p text:style-name="P13"/>
      <text:p text:style-name="P9">A necessidade de avanços na segurança computacional é algo inerente ao desenvolvimento tecnológico. As funções de hash criptográfico<text:span text:style-name="T15">(SHA)</text:span> são uma das formas mais seguras de proteção da informação. Sendo essas <text:span text:style-name="T10">funções </text:span>alvo<text:span text:style-name="T10">s</text:span> de estudos e tentativas de quebras. Alguns exemplos que sofreram quebra são MD5<text:note text:id="ftn1" text:note-class="footnote"><text:note-citation>1</text:note-citation><text:note-body><text:p text:style-name="P1"><text:span text:style-name="T2">J</text:span><text:span text:style-name="T3">ARVINEN</text:span><text:span text:style-name="T2">, </text:span><text:span text:style-name="T3">Kimmo; </text:span><text:span text:style-name="T2">T</text:span><text:span text:style-name="T3">OMMISKA</text:span><text:span text:style-name="T2">, </text:span><text:span text:style-name="T3">Matti; </text:span><text:span text:style-name="T2">S</text:span><text:span text:style-name="T3">KYTTA</text:span><text:span text:style-name="T2">, </text:span><text:span text:style-name="T3">Jorma. </text:span><text:span text:style-name="T2">Hardware Implementation Analysis of the MD5 Hash Algorithm. </text:span><text:span text:style-name="T3">A</text:span><text:span text:style-name="T1">cessado 24 de maio de 2017, https://www.computer.org/csdl/proceedings/hicss/2005/2268/09/22680298a.pdf.</text:span></text:p></text:note-body></text:note> e SHA-1<text:note text:id="ftn2" text:note-class="footnote"><text:note-citation>2</text:note-citation><text:note-body><text:p text:style-name="P4">“FIPS 180-1 - Secure Hash Standard”, acessado 24 de maio de 2017, <text:a xlink:type="simple" xlink:href="http://cpansearch.perl.org/src/GAAS/Digest-SHA1-2.13/fip180-1.html" text:style-name="Internet_20_link" text:visited-style-name="Visited_20_Internet_20_Link">http://cpansearch.perl.org/src/GAAS/Digest-SHA1-2.13/fip180-1.html</text:a>.</text:p></text:note-body></text:note>. Atualmente a função que domina as aplicações é a família de algoritmos SHA-2<text:note text:id="ftn0" text:note-class="footnote"><text:note-citation>3</text:note-citation><text:note-body><text:p text:style-name="P6"><text:span text:style-name="T1"><text:s text:c="9"/>“FIPS 180-2, Secure Hash Standard (superseded Feb. 25, 2004) - fips180-2.pdf”, acessado 24 de maio de 2017, http://csrc.nist.gov/publications/fips/fips180-2/fips180-2.pdf.</text:span></text:p></text:note-body></text:note>.</text:p>
      <text:p text:style-name="P10"><text:span text:style-name="T7"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, vencendo 63 outros algoritmos, que passou a ser o novo padrão SHA-3</text:span><text:span text:style-name="T7"><text:note text:id="ftn3" text:note-class="footnote"><text:note-citation>4</text:note-citation><text:note-body><text:p text:style-name="P5"><text:span text:style-name="T1">“SHA-3 Standard: <text:s/>Permutation-Based Hash and <text:s/>Extendable-Output Functions”, acessado 24 de maio de 2017, http://nvlpubs.nist.gov/nistpubs/FIPS/NIST.FIPS.202.pdf.</text:span></text:p></text:note-body></text:note></text:span><text:span text:style-name="T7">. </text:span><text:span text:style-name="T8">O algoritmo Keccak </text:span><text:span text:style-name="T9">destacou-se</text:span><text:span text:style-name="T8"> devido as suas qualidades únicas, o seu design elegante e sua capacidade de funcionar bem em muitos dispositivos de computação diferentes, tendo </text:span><text:span text:style-name="T9">melhor</text:span><text:span text:style-name="T8"> desempenho em hardware do que SHA-2 ou qualquer um dos outros finalistas. Este concurso insentivou o desenvolvimento de algoritmos SHA-3 baseados </text:span><text:span text:style-name="T9">em alguns de seus </text:span><text:span text:style-name="T8">finalistas: </text:span><text:span text:style-name="T9">BLAKE, Grøstl e Keccak, por exemplo.</text:span><text:span text:style-name="T8"> </text:span></text:p>
      <text:p text:style-name="P2"><text:span text:style-name="T15">No</text:span> <text:span text:style-name="T15">livro</text:span>, Computers and Electrical Engineering<text:note text:id="ftn4" text:note-class="footnote"><text:note-citation>5</text:note-citation><text:note-body><text:p text:style-name="P5">K<text:span text:style-name="T14">UNDI</text:span>, Dur-E-Shahwar; A<text:span text:style-name="T14">ZIZ</text:span>, Arshad. Computers and Electrical Engineering, October 2016, Vol.55, pp.138-152.</text:p></text:note-body></text:note>, <text:span text:style-name="T14"><text:s/>e </text:span>apresent<text:span text:style-name="T15">o</text:span> dois algoritmos SHA-3 em FPGA usando processamento digital de imagem(DSP), o primeiro núcleo SHA-3 compacto baseado em DSP é projetado para ambientes restritos de área enquanto o segundo núcleo SHA-3, o outro núcleo de 1600 bits é fornecido para aplicações de alta velocidade. A <text:span text:style-name="T18">FPGA</text:span> utilizada foi a Xilinx UltraScale DSP48 slice.</text:p>
      <text:p text:style-name="P11"><text:tab/>Os dois projetos propostos de SHA-3 foram implementados e testados usando Xilinx Vivado 2014.4 segmentando <text:span text:style-name="T18">em </text:span>fatias de DSP <text:span text:style-name="T18">com </text:span>48 <text:span text:style-name="T18">bits na</text:span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p>
      <text:p text:style-name="P8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3"/>
      <text:p text:style-name="P7"/>
      <text:p text:style-name="Text_20_body"><text:span text:style-name="T11"><text:line-break/></text:span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31:27.601699196</meta:creation-date>
    <dc:date>2017-05-24T20:45:46.507621249</dc:date>
    <meta:editing-duration>PT49M1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464" meta:character-count="3213" meta:non-whitespace-character-count="2743"/>
    <meta:user-defined meta:name="ZOTERO_BREF_Hy1OYvhF5mFm_1"/>
    <meta:user-defined meta:name="ZOTERO_BREF_K0LzOczTffZ4_1"/>
    <meta:user-defined meta:name="ZOTERO_PREF_1">&lt;data data-version="3" zotero-version="4.0.29.19"&gt;&lt;session id="cCJJE6yG"/&gt;&lt;style id="http://www.zotero.org/styles/chicago-fullnote-bibliography" locale="pt-BR" hasBibliography="1" bibliographyStyleHasBeenSet="0"/&gt;&lt;prefs&gt;&lt;pref name="fieldType" value="Refer</meta:user-defined>
    <meta:user-defined meta:name="ZOTERO_PREF_2">enceMark"/&gt;&lt;pref name="storeReferences" value="true"/&gt;&lt;pref name="automaticJournalAbbreviations" value="true"/&gt;&lt;pref name="noteType" value="1"/&gt;&lt;/prefs&gt;&lt;/data&gt;</meta:user-defined>
  </office:meta>
</office:document-meta>
</file>